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Bitstream Vera Sans Mono" svg:font-family="'Bitstream Vera Sans Mono'" style:font-family-generic="swiss" style:font-pitch="fixed"/>
    <style:font-face style:name="Albany AMT1" svg:font-family="'Albany AMT'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Preformatted_20_Text">
      <style:text-properties fo:color="#000000" style:font-name="Bitstream Vera Sans1" fo:font-size="8pt" style:font-size-asian="8pt" style:font-size-complex="8pt"/>
    </style:style>
    <style:style style:name="P2" style:family="paragraph" style:parent-style-name="Preformatted_20_Text">
      <style:text-properties fo:font-variant="normal" fo:text-transform="none" fo:color="#000000" style:font-name="Bitstream Vera Sans1" fo:font-size="8pt" fo:background-color="#ffffff" style:font-size-asian="8pt" style:font-size-complex="8pt"/>
    </style:style>
    <style:style style:name="P3" style:family="paragraph" style:parent-style-name="Preformatted_20_Text">
      <style:paragraph-properties fo:margin-top="0cm" fo:margin-bottom="0.499cm"/>
      <style:text-properties fo:color="#000000" style:font-name="Bitstream Vera Sans1" fo:font-size="8pt" style:font-size-asian="8pt" style:font-size-complex="8pt"/>
    </style:style>
    <style:style style:name="P4" style:family="paragraph" style:parent-style-name="Preformatted_20_Text">
      <style:text-properties fo:color="#000000" style:font-name="Bitstream Vera Sans1" fo:font-size="8pt" fo:font-weight="bold" style:font-size-asian="8pt" style:font-size-complex="8pt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2"/>1: </text:span><text:span text:style-name="T2">import</text:span> java<text:span text:style-name="T2">.</text:span>io<text:span text:style-name="T2">.</text:span>BufferedReader<text:span text:style-name="T2">;</text:span></text:p>
      <text:p text:style-name="P1"><text:span text:style-name="T1"><text:s text:c="2"/>2: </text:span><text:span text:style-name="T2">import</text:span> java<text:span text:style-name="T2">.</text:span>io<text:span text:style-name="T2">.</text:span>InputStreamReader<text:span text:style-name="T2">;</text:span></text:p>
      <text:p text:style-name="P1"><text:span text:style-name="T1"><text:s text:c="2"/>3: </text:span><text:span text:style-name="T2">import</text:span> java<text:span text:style-name="T2">.</text:span>io<text:span text:style-name="T2">.</text:span>FileReader<text:span text:style-name="T2">;</text:span></text:p>
      <text:p text:style-name="P1"><text:span text:style-name="T1"><text:s text:c="2"/>4: </text:span><text:span text:style-name="T2">import</text:span> java<text:span text:style-name="T2">.</text:span>io<text:span text:style-name="T2">.</text:span>IOException<text:span text:style-name="T2">;</text:span></text:p>
      <text:p text:style-name="P1"><text:span text:style-name="T1"><text:s text:c="2"/>5: </text:span><text:span text:style-name="T2">import</text:span> java<text:span text:style-name="T2">.</text:span>io<text:span text:style-name="T2">.</text:span>FileNotFoundException<text:span text:style-name="T2">;</text:span></text:p>
      <text:p text:style-name="P2"><text:s text:c="2"/>6: </text:p>
      <text:p text:style-name="P1"><text:span text:style-name="T1"><text:s text:c="2"/>7: </text:span><text:span text:style-name="T2">public</text:span> <text:span text:style-name="T2">class</text:span> PeopleIndexer <text:span text:style-name="T2">{</text:span></text:p>
      <text:p text:style-name="P1"><text:span text:style-name="T1"><text:s text:c="2"/>8: </text:span><text:s text:c="3"/></text:p>
      <text:p text:style-name="P1"><text:span text:style-name="T1"><text:s text:c="2"/>9: </text:span><text:s text:c="3"/><text:span text:style-name="T2">static</text:span> TabelaHash data = <text:span text:style-name="T2">new</text:span> TabelaHash<text:span text:style-name="T2">(</text:span>13<text:span text:style-name="T2">);</text:span></text:p>
      <text:p text:style-name="P2"><text:s/>10: </text:p>
      <text:p text:style-name="P1"><text:span text:style-name="T1"><text:s/>11: </text:span><text:s text:c="3"/><text:span text:style-name="T2">public</text:span> <text:span text:style-name="T2">static</text:span> <text:span text:style-name="T2">void</text:span> main <text:span text:style-name="T2">(</text:span>String arg<text:span text:style-name="T2">[])</text:span> <text:span text:style-name="T2">throws</text:span> IOException <text:span text:style-name="T2">{</text:span></text:p>
      <text:p text:style-name="P1"><text:span text:style-name="T1"><text:s/>12: </text:span><text:s text:c="11"/>System<text:span text:style-name="T2">.</text:span>out<text:span text:style-name="T2">.</text:span>println<text:span text:style-name="T2">(</text:span>""<text:span text:style-name="T2">);</text:span></text:p>
      <text:p text:style-name="P1"><text:span text:style-name="T1"><text:s/>13: </text:span><text:s text:c="11"/>System<text:span text:style-name="T2">.</text:span>out<text:span text:style-name="T2">.</text:span>println<text:span text:style-name="T2">(</text:span>"PeopleIndexer - TPIII - AEDSII"<text:span text:style-name="T2">);</text:span></text:p>
      <text:p text:style-name="P1"><text:span text:style-name="T1"><text:s/>14: </text:span><text:s text:c="11"/>System<text:span text:style-name="T2">.</text:span>out<text:span text:style-name="T2">.</text:span>println<text:span text:style-name="T2">(</text:span>"Aluno: Gustavo Campos Ferreira Guimaraes - 2005041291"<text:span text:style-name="T2">);</text:span></text:p>
      <text:p text:style-name="P1"><text:span text:style-name="T1"><text:s/>15: </text:span><text:s text:c="11"/>System<text:span text:style-name="T2">.</text:span>out<text:span text:style-name="T2">.</text:span>println<text:span text:style-name="T2">(</text:span>"Professor: Roberto Bigonha"<text:span text:style-name="T2">);</text:span></text:p>
      <text:p text:style-name="P1"><text:span text:style-name="T1"><text:s/>16: </text:span><text:s text:c="11"/>System<text:span text:style-name="T2">.</text:span>out<text:span text:style-name="T2">.</text:span>println<text:span text:style-name="T2">(</text:span>"-----------------------------------------------------"<text:span text:style-name="T2">);</text:span></text:p>
      <text:p text:style-name="P2"><text:s/>17: </text:p>
      <text:p text:style-name="P1"><text:span text:style-name="T1"><text:s/>18: </text:span><text:s text:c="11"/>BufferedReader enTeclado = <text:span text:style-name="T2">new</text:span> BufferedReader <text:span text:style-name="T2">(</text:span> <text:span text:style-name="T2">new</text:span> InputStreamReader <text:span text:style-name="T2">(</text:span> System<text:span text:style-name="T2">.</text:span>in <text:span text:style-name="T2">)</text:span> <text:span text:style-name="T2">);</text:span></text:p>
      <text:p text:style-name="P1"><text:span text:style-name="T1"><text:s/>19: </text:span><text:s text:c="11"/>BufferedReader enArquivo = <text:span text:style-name="T2">new</text:span> BufferedReader <text:span text:style-name="T2">(</text:span> <text:span text:style-name="T2">new</text:span> InputStreamReader <text:span text:style-name="T2">(</text:span> System<text:span text:style-name="T2">.</text:span>in <text:span text:style-name="T2">)</text:span> <text:span text:style-name="T2">);</text:span> <text:s text:c="9"/></text:p>
      <text:p text:style-name="P2"><text:s/>20: </text:p>
      <text:p text:style-name="P2"><text:s/>21: </text:p>
      <text:p text:style-name="P1"><text:span text:style-name="T1"><text:s/>22: </text:span><text:s text:c="11"/><text:span text:style-name="T2">boolean</text:span> fracasso = true<text:span text:style-name="T2">;</text:span></text:p>
      <text:p text:style-name="P1"><text:span text:style-name="T1"><text:s/>23: </text:span><text:s text:c="11"/></text:p>
      <text:p text:style-name="P1"><text:span text:style-name="T1"><text:s/>24: </text:span><text:s text:c="11"/><text:span text:style-name="T2">while</text:span> <text:span text:style-name="T2">(</text:span>fracasso<text:span text:style-name="T2">)</text:span> <text:span text:style-name="T2">{</text:span></text:p>
      <text:p text:style-name="P1"><text:span text:style-name="T1"><text:s/>25: </text:span><text:s text:c="19"/><text:span text:style-name="T2">try</text:span> <text:span text:style-name="T2">{</text:span> <text:s text:c="18"/></text:p>
      <text:p text:style-name="P1"><text:span text:style-name="T1"><text:s/>26: </text:span><text:s text:c="27"/>System<text:span text:style-name="T2">.</text:span>out<text:span text:style-name="T2">.</text:span>println<text:span text:style-name="T2">(</text:span>"Digite o nome do arquivo a ser lido:"<text:span text:style-name="T2">);</text:span></text:p>
      <text:p text:style-name="P1"><text:span text:style-name="T1"><text:s/>27: </text:span><text:s text:c="27"/>enArquivo = <text:span text:style-name="T2">new</text:span> BufferedReader <text:span text:style-name="T2">(</text:span> <text:span text:style-name="T2">new</text:span> FileReader<text:span text:style-name="T2">(</text:span> enTeclado<text:span text:style-name="T2">.</text:span>readLine<text:span text:style-name="T2">()</text:span> <text:span text:style-name="T2">)</text:span> <text:span text:style-name="T2">);</text:span></text:p>
      <text:p text:style-name="P1"><text:span text:style-name="T1"><text:s/>28: </text:span><text:s text:c="27"/>fracasso = false<text:span text:style-name="T2">;</text:span></text:p>
      <text:p text:style-name="P1"><text:span text:style-name="T1"><text:s/>29: </text:span><text:s text:c="19"/><text:span text:style-name="T2">}</text:span> </text:p>
      <text:p text:style-name="P1"><text:span text:style-name="T1"><text:s/>30: </text:span><text:s text:c="19"/><text:span text:style-name="T2">catch</text:span> <text:span text:style-name="T2">(</text:span>FileNotFoundException erro<text:span text:style-name="T2">)</text:span> <text:span text:style-name="T2">{</text:span></text:p>
      <text:p text:style-name="P1"><text:span text:style-name="T1"><text:s/>31: </text:span><text:s text:c="27"/>System<text:span text:style-name="T2">.</text:span>out<text:span text:style-name="T2">.</text:span>println <text:span text:style-name="T2">(</text:span>"Erro: "+erro<text:span text:style-name="T2">);</text:span></text:p>
      <text:p text:style-name="P1"><text:span text:style-name="T1"><text:s/>32: </text:span><text:s text:c="27"/>System<text:span text:style-name="T2">.</text:span>out<text:span text:style-name="T2">.</text:span>println <text:span text:style-name="T2">(</text:span>"Arquivo nao encontrado, confira o nome do arquivo e tente novamente"<text:span text:style-name="T2">);</text:span></text:p>
      <text:p text:style-name="P1"><text:span text:style-name="T1"><text:s/>33: </text:span><text:s text:c="19"/><text:span text:style-name="T2">}</text:span></text:p>
      <text:p text:style-name="P1"><text:span text:style-name="T1"><text:s/>34: </text:span><text:s text:c="19"/>System<text:span text:style-name="T2">.</text:span>out<text:span text:style-name="T2">.</text:span>println<text:span text:style-name="T2">(</text:span>"-----------------------------------------------------"<text:span text:style-name="T2">);</text:span></text:p>
      <text:p text:style-name="P1"><text:span text:style-name="T1"><text:s/>35: </text:span><text:s text:c="11"/><text:span text:style-name="T2">}</text:span></text:p>
      <text:p text:style-name="P2"><text:s/>36: </text:p>
      <text:p text:style-name="P1"><text:span text:style-name="T1"><text:s/>37: </text:span><text:s text:c="11"/><text:span text:style-name="T2">boolean</text:span> endOfFile = false<text:span text:style-name="T2">;</text:span></text:p>
      <text:p text:style-name="P1"><text:span text:style-name="T1"><text:s/>38: </text:span><text:s text:c="11"/><text:span text:style-name="T2">int</text:span> <text:s text:c="4"/>regNum = 0<text:span text:style-name="T2">;</text:span></text:p>
      <text:p text:style-name="P2"><text:s/>39: </text:p>
      <text:p text:style-name="P1"><text:span text:style-name="T1"><text:s/>40: </text:span><text:s text:c="11"/>String linha<text:span text:style-name="T2">;</text:span></text:p>
      <text:p text:style-name="P1"><text:span text:style-name="T1"><text:s/>41: </text:span><text:s text:c="11"/>String<text:span text:style-name="T2">[]</text:span> dados = <text:span text:style-name="T2">new</text:span> String<text:span text:style-name="T2">[</text:span>5<text:span text:style-name="T2">];</text:span></text:p>
      <text:p text:style-name="P2"><text:s/>42: </text:p>
      <text:p text:style-name="P1"><text:span text:style-name="T1"><text:s/>43: </text:span><text:s text:c="11"/><text:span text:style-name="T2">do</text:span> <text:span text:style-name="T2">{</text:span></text:p>
      <text:p text:style-name="P1"><text:span text:style-name="T1"><text:s/>44: </text:span><text:s text:c="19"/><text:span text:style-name="T2">for</text:span> <text:span text:style-name="T2">(int</text:span> i = 0<text:span text:style-name="T2">;</text:span> i&lt;5<text:span text:style-name="T2">;</text:span> i++<text:span text:style-name="T2">)</text:span> <text:span text:style-name="T2">{</text:span></text:p>
      <text:p text:style-name="P1"><text:span text:style-name="T1"><text:s/>45: </text:span><text:s text:c="27"/><text:span text:style-name="T2">try</text:span> <text:span text:style-name="T2">{</text:span></text:p>
      <text:p text:style-name="P1"><text:span text:style-name="T1"><text:s/>46: </text:span><text:s text:c="35"/>linha = enArquivo<text:span text:style-name="T2">.</text:span>readLine<text:span text:style-name="T2">();</text:span></text:p>
      <text:p text:style-name="P1"><text:span text:style-name="T1"><text:s/>47: </text:span><text:s text:c="35"/><text:span text:style-name="T2">if</text:span> <text:span text:style-name="T2">(</text:span> !linha<text:span text:style-name="T2">.</text:span>equals<text:span text:style-name="T2">(</text:span>"endOfFile"<text:span text:style-name="T2">)</text:span> <text:span text:style-name="T2">)</text:span> <text:span text:style-name="T2">{</text:span></text:p>
      <text:p text:style-name="P1"><text:span text:style-name="T1"><text:s/>48: </text:span><text:s text:c="43"/>dados<text:span text:style-name="T2">[</text:span>i<text:span text:style-name="T2">]</text:span>=linha<text:span text:style-name="T2">;</text:span></text:p>
      <text:p text:style-name="P1"><text:span text:style-name="T1"><text:s/>49: </text:span><text:s text:c="35"/><text:span text:style-name="T2">}</text:span> <text:span text:style-name="T2">else</text:span> <text:span text:style-name="T2">{</text:span></text:p>
      <text:p text:style-name="P1"><text:span text:style-name="T1"><text:s/>50: </text:span><text:s text:c="43"/>endOfFile = true<text:span text:style-name="T2">;</text:span></text:p>
      <text:p text:style-name="P1"><text:span text:style-name="T1"><text:s/>51: </text:span><text:s text:c="43"/><text:span text:style-name="T2">break;</text:span></text:p>
      <text:p text:style-name="P1"><text:span text:style-name="T1"><text:s/>52: </text:span><text:s text:c="35"/><text:span text:style-name="T2">}</text:span></text:p>
      <text:p text:style-name="P1"><text:span text:style-name="T1"><text:s/>53: </text:span><text:s text:c="27"/><text:span text:style-name="T2">}</text:span></text:p>
      <text:p text:style-name="P1"><text:span text:style-name="T1"><text:s/>54: </text:span><text:s text:c="27"/><text:span text:style-name="T2">catch</text:span> <text:span text:style-name="T2">(</text:span>IOException error<text:span text:style-name="T2">)</text:span> <text:span text:style-name="T2">{</text:span></text:p>
      <text:p text:style-name="P1"><text:span text:style-name="T1"><text:s/>55: </text:span><text:s text:c="35"/>System<text:span text:style-name="T2">.</text:span>out<text:span text:style-name="T2">.</text:span>println<text:span text:style-name="T2">(</text:span>"Erro"+error<text:span text:style-name="T2">);</text:span></text:p>
      <text:p text:style-name="P1"><text:span text:style-name="T1"><text:s/>56: </text:span><text:s text:c="27"/><text:span text:style-name="T2">}</text:span></text:p>
      <text:p text:style-name="P1"><text:span text:style-name="T1"><text:s/>57: </text:span><text:s text:c="19"/><text:span text:style-name="T2">}</text:span> </text:p>
      <text:p text:style-name="P1"><text:span text:style-name="T1"><text:s/>58: </text:span><text:s text:c="19"/><text:span text:style-name="T2">if</text:span> <text:span text:style-name="T2">(</text:span> !endOfFile <text:span text:style-name="T2">)</text:span> <text:span text:style-name="T2">{</text:span></text:p>
      <text:p text:style-name="P1"><text:span text:style-name="T1"><text:s/>59: </text:span><text:s text:c="27"/>data<text:span text:style-name="T2">.</text:span>insertRecord <text:span text:style-name="T2">(</text:span>dados<text:span text:style-name="T2">[</text:span>0<text:span text:style-name="T2">],</text:span> dados<text:span text:style-name="T2">[</text:span>1<text:span text:style-name="T2">],</text:span> dados<text:span text:style-name="T2">[</text:span>2<text:span text:style-name="T2">],</text:span> dados<text:span text:style-name="T2">[</text:span>3<text:span text:style-name="T2">].</text:span>charAt<text:span text:style-name="T2">(</text:span>0<text:span text:style-name="T2">),</text:span> Integer<text:span text:style-name="T2">.</text:span>parseInt<text:span text:style-name="T2">(</text:span>dados<text:span text:style-name="T2">[</text:span>4<text:span text:style-name="T2">])</text:span> <text:span text:style-name="T2">);</text:span></text:p>
      <text:p text:style-name="P1"><text:span text:style-name="T1"><text:s/>60: </text:span><text:s text:c="27"/>regNum++<text:span text:style-name="T2">;</text:span></text:p>
      <text:p text:style-name="P1"><text:span text:style-name="T1"><text:s/>61: </text:span><text:s text:c="19"/><text:span text:style-name="T2">}</text:span></text:p>
      <text:p text:style-name="P1"><text:span text:style-name="T1"><text:s/>62: </text:span><text:s text:c="11"/><text:span text:style-name="T2">}</text:span> <text:span text:style-name="T2">while</text:span> <text:span text:style-name="T2">(</text:span>!endOfFile<text:span text:style-name="T2">);</text:span></text:p>
      <text:p text:style-name="P1"><text:span text:style-name="T1"><text:s/>63: </text:span><text:s text:c="11"/>System<text:span text:style-name="T2">.</text:span>out<text:span text:style-name="T2">.</text:span>println<text:span text:style-name="T2">(</text:span>""<text:span text:style-name="T2">);</text:span></text:p>
      <text:p text:style-name="P1"><text:span text:style-name="T1"><text:s/>64: </text:span><text:s text:c="11"/>System<text:span text:style-name="T2">.</text:span>out<text:span text:style-name="T2">.</text:span>println<text:span text:style-name="T2">(</text:span>"Inseridos "+regNum+" registros"<text:span text:style-name="T2">);</text:span></text:p>
      <text:p text:style-name="P1"><text:span text:style-name="T1"><text:s/>65: </text:span><text:s text:c="11"/>System<text:span text:style-name="T2">.</text:span>out<text:span text:style-name="T2">.</text:span>println<text:span text:style-name="T2">(</text:span>""<text:span text:style-name="T2">);</text:span></text:p>
      <text:p text:style-name="P1"><text:span text:style-name="T1"><text:s/>66: </text:span><text:s text:c="11"/><text:span text:style-name="T2">while</text:span> <text:span text:style-name="T2">(</text:span>true<text:span text:style-name="T2">)</text:span> <text:span text:style-name="T2">{</text:span></text:p>
      <text:p text:style-name="P1"><text:span text:style-name="T1"><text:s/>67: </text:span><text:s text:c="19"/>System<text:span text:style-name="T2">.</text:span>out<text:span text:style-name="T2">.</text:span>println<text:span text:style-name="T2">(</text:span>"Escolha uma opcao:"<text:span text:style-name="T2">);</text:span></text:p>
      <text:p text:style-name="P1"><text:span text:style-name="T1"><text:s/>68: </text:span><text:s text:c="19"/>System<text:span text:style-name="T2">.</text:span>out<text:span text:style-name="T2">.</text:span>println<text:span text:style-name="T2">(</text:span>"1 - Buscar um registro por CPF"<text:span text:style-name="T2">);</text:span></text:p>
      <text:p text:style-name="P1"><text:span text:style-name="T1"><text:s/>69: </text:span><text:s text:c="19"/>System<text:span text:style-name="T2">.</text:span>out<text:span text:style-name="T2">.</text:span>println<text:span text:style-name="T2">(</text:span>"2 - Buscar registros por nome"<text:span text:style-name="T2">);</text:span></text:p>
      <text:p text:style-name="P1"><text:span text:style-name="T1"><text:s/>70: </text:span><text:s text:c="19"/>System<text:span text:style-name="T2">.</text:span>out<text:span text:style-name="T2">.</text:span>println<text:span text:style-name="T2">(</text:span>"3 - sair do Programa"<text:span text:style-name="T2">);</text:span></text:p>
      <text:p text:style-name="P2"><text:s/>71: </text:p>
      <text:p text:style-name="P1"><text:span text:style-name="T1"><text:s/>72: </text:span><text:s text:c="19"/><text:span text:style-name="T2">int</text:span> option = Integer<text:span text:style-name="T2">.</text:span>parseInt <text:span text:style-name="T2">(</text:span>enTeclado<text:span text:style-name="T2">.</text:span>readLine<text:span text:style-name="T2">());</text:span></text:p>
      <text:p text:style-name="P2"><text:s/>73: </text:p>
      <text:p text:style-name="P1"><text:span text:style-name="T1"><text:s/>74: </text:span><text:s text:c="19"/><text:span text:style-name="T2">switch</text:span> <text:span text:style-name="T2">(</text:span>option<text:span text:style-name="T2">)</text:span> <text:span text:style-name="T2">{</text:span></text:p>
      <text:p text:style-name="P1"><text:span text:style-name="T1"><text:s/>75: </text:span><text:s text:c="27"/><text:span text:style-name="T2">case</text:span> 1: buscaPorCPF<text:span text:style-name="T2">();</text:span></text:p>
      <text:p text:style-name="P1"><text:span text:style-name="T1"><text:s/>76: </text:span><text:s text:c="27"/><text:span text:style-name="T2">break;</text:span></text:p>
      <text:p text:style-name="P1"><text:span text:style-name="T1"><text:s/>77: </text:span><text:s text:c="27"/><text:span text:style-name="T2">case</text:span> 2: buscaPorNome<text:span text:style-name="T2">();</text:span></text:p>
      <text:p text:style-name="P1"><text:span text:style-name="T1"><text:s/>78: </text:span><text:s text:c="27"/><text:span text:style-name="T2">break;</text:span></text:p>
      <text:p text:style-name="P1"><text:span text:style-name="T1"><text:s/>79: </text:span><text:s text:c="27"/><text:span text:style-name="T2">case</text:span> 3: System<text:span text:style-name="T2">.</text:span>exit<text:span text:style-name="T2">(</text:span>0<text:span text:style-name="T2">);</text:span></text:p>
      <text:p text:style-name="P1"><text:span text:style-name="T1"><text:s/>80: </text:span><text:s text:c="27"/><text:span text:style-name="T2">break;</text:span></text:p>
      <text:p text:style-name="P1"><text:span text:style-name="T1"><text:s/>81: </text:span><text:s text:c="27"/><text:span text:style-name="T2">default</text:span>: System<text:span text:style-name="T2">.</text:span>exit<text:span text:style-name="T2">(</text:span>0<text:span text:style-name="T2">);</text:span></text:p>
      <text:p text:style-name="P1"><text:span text:style-name="T1"><text:s/>82: </text:span><text:s text:c="19"/><text:span text:style-name="T2">}</text:span></text:p>
      <text:p text:style-name="P1"><text:span text:style-name="T1"><text:s/>83: </text:span><text:s text:c="11"/><text:span text:style-name="T2">}</text:span></text:p>
      <text:p text:style-name="P1"><text:span text:style-name="T1"><text:s/>84: </text:span><text:s text:c="3"/><text:span text:style-name="T2">}</text:span></text:p>
      <text:p text:style-name="P1"><text:span text:style-name="T1"><text:s/>85: </text:span><text:s text:c="3"/><text:span text:style-name="T2">static</text:span> <text:span text:style-name="T2">void</text:span> buscaPorCPF<text:span text:style-name="T2">()</text:span> <text:span text:style-name="T2">throws</text:span> IOException <text:span text:style-name="T2">{</text:span></text:p>
      <text:p text:style-name="P1"><text:span text:style-name="T1"><text:s/>86: </text:span><text:s text:c="11"/>BufferedReader enTeclado = <text:span text:style-name="T2">new</text:span> BufferedReader <text:span text:style-name="T2">(</text:span> <text:span text:style-name="T2">new</text:span> InputStreamReader <text:span text:style-name="T2">(</text:span> System<text:span text:style-name="T2">.</text:span>in <text:span text:style-name="T2">)</text:span> <text:span text:style-name="T2">);</text:span></text:p>
      <text:p text:style-name="P1"><text:span text:style-name="T1"><text:s/>87: </text:span><text:s text:c="11"/>System<text:span text:style-name="T2">.</text:span>out<text:span text:style-name="T2">.</text:span>println<text:span text:style-name="T2">(</text:span>"Digite o CPF desejado:"<text:span text:style-name="T2">);</text:span></text:p>
      <text:p text:style-name="P1"><text:span text:style-name="T1"><text:s/>88: </text:span><text:s text:c="11"/>String cpf = enTeclado<text:span text:style-name="T2">.</text:span>readLine<text:span text:style-name="T2">();</text:span></text:p>
      <text:p text:style-name="P1"><text:span text:style-name="T1"><text:s/>89: </text:span><text:s text:c="11"/>HumanNode result = data<text:span text:style-name="T2">.</text:span>getRegistroCPF <text:span text:style-name="T2">(</text:span>cpf<text:span text:style-name="T2">);</text:span></text:p>
      <text:p text:style-name="P1"><text:span text:style-name="T1"><text:s/>90: </text:span><text:s text:c="11"/>result<text:span text:style-name="T2">.</text:span>printMe<text:span text:style-name="T2">();</text:span></text:p>
      <text:p text:style-name="P1"><text:span text:style-name="T1"><text:s/>91: </text:span><text:s text:c="3"/><text:span text:style-name="T2">}</text:span></text:p>
      <text:p text:style-name="P1"><text:span text:style-name="T1"><text:s/>92: </text:span><text:s text:c="3"/><text:span text:style-name="T2">static</text:span> <text:span text:style-name="T2">void</text:span> buscaPorNome<text:span text:style-name="T2">()</text:span> <text:span text:style-name="T2">throws</text:span> IOException <text:span text:style-name="T2">{</text:span></text:p>
      <text:p text:style-name="P1"><text:span text:style-name="T1"><text:s/>93: </text:span><text:s text:c="11"/>BufferedReader enTeclado = <text:span text:style-name="T2">new</text:span> BufferedReader <text:span text:style-name="T2">(</text:span> <text:span text:style-name="T2">new</text:span> InputStreamReader <text:span text:style-name="T2">(</text:span> System<text:span text:style-name="T2">.</text:span>in <text:span text:style-name="T2">)</text:span> <text:span text:style-name="T2">);</text:span></text:p>
      <text:p text:style-name="P1"><text:span text:style-name="T1"><text:s/>94: </text:span><text:s text:c="11"/>System<text:span text:style-name="T2">.</text:span>out<text:span text:style-name="T2">.</text:span>println<text:span text:style-name="T2">(</text:span>"Digite o Nome desejado:"<text:span text:style-name="T2">);</text:span></text:p>
      <text:p text:style-name="P1"><text:span text:style-name="T1"><text:s/>95: </text:span><text:s text:c="11"/>String nome = enTeclado<text:span text:style-name="T2">.</text:span>readLine<text:span text:style-name="T2">();</text:span></text:p>
      <text:p text:style-name="P1"><text:span text:style-name="T1"><text:s/>96: </text:span><text:s text:c="11"/>HumanList result = data<text:span text:style-name="T2">.</text:span>getRegistroNome <text:span text:style-name="T2">(</text:span>nome<text:span text:style-name="T2">);</text:span></text:p>
      <text:p text:style-name="P1"><text:span text:style-name="T1"><text:s/>97: </text:span><text:s text:c="11"/><text:span text:style-name="T2">if</text:span> <text:span text:style-name="T2">(</text:span>result<text:span text:style-name="T2">.</text:span>empty<text:span text:style-name="T2">())</text:span> System<text:span text:style-name="T2">.</text:span>out<text:span text:style-name="T2">.</text:span>println <text:span text:style-name="T2">(</text:span>"Não foi encontrada nenhuma ocorrencia para "+nome<text:span text:style-name="T2">);</text:span></text:p>
      <text:p text:style-name="P1"><text:span text:style-name="T1"><text:s/>98: </text:span><text:s text:c="11"/>result<text:span text:style-name="T2">.</text:span>printList<text:span text:style-name="T2">();</text:span></text:p>
      <text:p text:style-name="P1"><text:span text:style-name="T1"><text:s/>99: </text:span><text:s text:c="3"/><text:span text:style-name="T2">}</text:span></text:p>
      <text:p text:style-name="P3"><text:span text:style-name="T1">100: </text:span><text:span text:style-name="T2">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Bitstream Vera Sans Mono" svg:font-family="'Bitstream Vera Sans Mono'" style:font-family-generic="swiss" style:font-pitch="fixed"/>
    <style:font-face style:name="Albany AMT1" svg:font-family="'Albany AMT'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Bitstream Ver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III - AEDS II</text:title><text:tab/><text:tab/><text:subject>Anexo I - CódigoFonte - PeopleIndexer.java</text:subject></text:p>
      </style:header>
      <style:footer>
        <text:p text:style-name="Footer"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dc:title>Trabalho Prático III - AEDS II</dc:title>
    <dc:subject>Anexo I - CódigoFonte - PeopleIndexer.java</dc:subject>
    <meta:initial-creator>Gustavo Guimaraes</meta:initial-creator>
    <meta:creation-date>2006-05-20T09:56:31</meta:creation-date>
    <dc:creator>Gustavo Guimaraes</dc:creator>
    <dc:date>2006-05-20T10:20:58</dc:date>
    <dc:language>pt-BR</dc:language>
    <meta:editing-cycles>4</meta:editing-cycles>
    <meta:editing-duration>PT12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02" meta:word-count="371" meta:character-count="4772"/>
  </office:meta>
</office:document-meta>
</file>